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391190" officeooo:paragraph-rsid="00391190" style:font-size-asian="12.25pt" style:font-size-complex="14pt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bfec6" officeooo:paragraph-rsid="001c3974"/>
    </style:style>
    <style:style style:name="P7" style:family="paragraph" style:parent-style-name="Subtitle">
      <style:text-properties officeooo:rsid="00391190"/>
    </style:style>
    <style:style style:name="P8" style:family="paragraph" style:parent-style-name="Subtitle">
      <style:text-properties officeooo:rsid="00391190" officeooo:paragraph-rsid="00391190"/>
    </style:style>
    <style:style style:name="P9" style:family="paragraph" style:parent-style-name="Text_20_body">
      <style:text-properties officeooo:rsid="00391190" officeooo:paragraph-rsid="00391190"/>
    </style:style>
    <style:style style:name="P10" style:family="paragraph" style:parent-style-name="Text_20_body">
      <style:text-properties officeooo:rsid="0024914d" officeooo:paragraph-rsid="0024914d"/>
    </style:style>
    <style:style style:name="P11" style:family="paragraph" style:parent-style-name="Text_20_body">
      <style:text-properties fo:color="#ff3333"/>
    </style:style>
    <style:style style:name="P12" style:family="paragraph" style:parent-style-name="Text_20_body">
      <style:text-properties officeooo:paragraph-rsid="00391190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6" style:family="paragraph" style:parent-style-name="Title" style:master-page-name="Textual_20_elements">
      <style:paragraph-properties style:page-number="1"/>
    </style:style>
    <style:style style:name="P17" style:family="paragraph" style:parent-style-name="Title" style:master-page-name="Textual_20_elements">
      <style:paragraph-properties style:page-number="auto"/>
    </style:style>
    <style:style style:name="P18" style:family="paragraph" style:parent-style-name="Title" style:master-page-name="Textual_20_elements">
      <style:paragraph-properties style:page-number="auto"/>
      <style:text-properties officeooo:rsid="00391190" officeooo:paragraph-rsid="00391190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T1" style:family="text">
      <style:text-properties officeooo:rsid="00391190"/>
    </style:style>
    <style:style style:name="T2" style:family="text">
      <style:text-properties officeooo:rsid="00059b90"/>
    </style:style>
    <style:style style:name="T3" style:family="text">
      <style:text-properties officeooo:rsid="00059c2e"/>
    </style:style>
    <style:style style:name="T4" style:family="text">
      <style:text-properties fo:color="#3465a4"/>
    </style:style>
    <style:style style:name="T5" style:family="text">
      <style:text-properties officeooo:rsid="003eeb9b"/>
    </style:style>
    <style:style style:name="T6" style:family="text">
      <style:text-properties officeooo:rsid="004056d2"/>
    </style:style>
    <style:style style:name="T7" style:family="text">
      <style:text-properties officeooo:rsid="0040d0d9"/>
    </style:style>
    <style:style style:name="T8" style:family="text">
      <style:text-properties officeooo:rsid="0043a529"/>
    </style:style>
    <style:style style:name="T9" style:family="text">
      <style:text-properties officeooo:rsid="0044a3e9"/>
    </style:style>
    <style:style style:name="T10" style:family="text">
      <style:text-properties officeooo:rsid="0046d179"/>
    </style:style>
    <style:style style:name="T11" style:family="text">
      <style:text-properties officeooo:rsid="00488509"/>
    </style:style>
    <style:style style:name="T12" style:family="text">
      <style:text-properties officeooo:rsid="004948ca"/>
    </style:style>
    <style:style style:name="T13" style:family="text">
      <style:text-properties officeooo:rsid="004a0077"/>
    </style:style>
    <style:style style:name="T14" style:family="text">
      <style:text-properties officeooo:rsid="004a789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REQUISITOS</text:span>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Sumário</text:p>
          </text:index-title>
          <text:p text:style-name="P14"><text:a xlink:type="simple" xlink:href="#__RefHeading__2065_2051713974" text:style-name="Index_20_Link" text:visited-style-name="Index_20_Link">1 iNFORMAÇÕES<text:tab/>1</text:a></text:p>
          <text:p text:style-name="P15"><text:a xlink:type="simple" xlink:href="#__RefHeading__708_121741837" text:style-name="Index_20_Link" text:visited-style-name="Index_20_Link">1.1 Datas<text:tab/>1</text:a></text:p>
          <text:p text:style-name="P15"><text:a xlink:type="simple" xlink:href="#__RefHeading__710_121741837" text:style-name="Index_20_Link" text:visited-style-name="Index_20_Link">1.2 Pontos<text:tab/>1</text:a></text:p>
          <text:p text:style-name="P15"><text:a xlink:type="simple" xlink:href="#__RefHeading__712_121741837" text:style-name="Index_20_Link" text:visited-style-name="Index_20_Link">1.3 Contatos<text:tab/>1</text:a></text:p>
          <text:p text:style-name="P14"><text:a xlink:type="simple" xlink:href="#__RefHeading__2067_2051713974" text:style-name="Index_20_Link" text:visited-style-name="Index_20_Link">2 dicas<text:tab/>2</text:a></text:p>
          <text:p text:style-name="P14"><text:a xlink:type="simple" xlink:href="#__RefHeading__2182_2051713974" text:style-name="Index_20_Link" text:visited-style-name="Index_20_Link">3 tcc1 – pré projeto<text:tab/>3</text:a></text:p>
          <text:p text:style-name="P15"><text:a xlink:type="simple" xlink:href="#__RefHeading__714_121741837" text:style-name="Index_20_Link" text:visited-style-name="Index_20_Link">3.1 Organização do pré projeto<text:tab/>3</text:a></text:p>
          <text:p text:style-name="P15"><text:a xlink:type="simple" xlink:href="#__RefHeading__716_121741837" text:style-name="Index_20_Link" text:visited-style-name="Index_20_Link">3.2 Quadro teórico<text:tab/>4</text:a></text:p>
          <text:p text:style-name="P15"><text:a xlink:type="simple" xlink:href="#__RefHeading__718_121741837" text:style-name="Index_20_Link" text:visited-style-name="Index_20_Link">3.3 Quadro metodológico<text:tab/>4</text:a></text:p>
        </text:index-body>
      </text:table-of-content>
      <text:p text:style-name="P3"/>
      <text:list xml:id="list4145703779131545368" text:style-name="Numbering_20_2">
        <text:list-item>
          <text:h text:style-name="P16" text:outline-level="1"><text:bookmark-start text:name="__RefHeading__2065_2051713974"/><text:s/><text:span text:style-name="T8">Informações</text:span><text:bookmark-end text:name="__RefHeading__2065_2051713974"/></text:h>
        </text:list-item>
      </text:list>
      <text:p text:style-name="P2"/>
      <text:p text:style-name="P2"/>
      <text:p text:style-name="P2"/>
      <text:h text:style-name="P8" text:outline-level="2"><text:bookmark-start text:name="__RefHeading__708_121741837"/>1.1 Datas<text:bookmark-end text:name="__RefHeading__708_121741837"/></text:h>
      <text:p text:style-name="P9"/>
      <text:p text:style-name="P10"/>
      <text:p text:style-name="P11">09/12/2014: definição dos alunos e temas.</text:p>
      <text:p text:style-name="P11">10/12/2014: área, delimitação, justificativa, objetivo geral e objetivo específico.</text:p>
      <text:p text:style-name="Text_20_body"><text:span text:style-name="T2">28/01/2014: p</text:span>rimeira entrega.</text:p>
      <text:p text:style-name="Text_20_body">11/02/2014: entrega.</text:p>
      <text:p text:style-name="Text_20_body"/>
      <text:p text:style-name="Text_20_body"/>
      <text:h text:style-name="P8" text:outline-level="2"><text:bookmark-start text:name="__RefHeading__710_121741837"/>1.2 Pontos<text:bookmark-end text:name="__RefHeading__710_121741837"/></text:h>
      <text:p text:style-name="P9"/>
      <text:p text:style-name="P9"/>
      <text:p text:style-name="Text_20_body">10 <text:span text:style-name="T9">pontos</text:span> <text:span text:style-name="T3">= </text:span>Pré-projeto.</text:p>
      <text:p text:style-name="Text_20_body">10 <text:span text:style-name="T9">pontos</text:span> <text:span text:style-name="T3">= </text:span>Introdução / Objetivo / Justificativa.</text:p>
      <text:p text:style-name="P12">10 <text:span text:style-name="T9">pontos</text:span> = Quadro teórico / Quadro metodológico</text:p>
      <text:p text:style-name="P12"/>
      <text:p text:style-name="P12"/>
      <text:h text:style-name="P7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 text:visited-style-name="Visited_20_Internet_20_Link"><text:span text:style-name="T4">joelma.faria@uol.com.br</text:span></text:a> </text:p>
      <text:list xml:id="list211131650177895" text:continue-numbering="true" text:style-name="Numbering_20_2">
        <text:list-item>
          <text:h text:style-name="P18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3218090334650628905" text:style-name="L1">
        <text:list-item>
          <text:p text:style-name="P19">Cronograma</text:p>
        </text:list-item>
        <text:list-item>
          <text:p text:style-name="P19">Contínuo/rotina</text:p>
        </text:list-item>
        <text:list-item>
          <text:p text:style-name="P19">Leitura/escrita</text:p>
        </text:list-item>
        <text:list-item>
          <text:p text:style-name="P19">Organização</text:p>
        </text:list-item>
        <text:list-item>
          <text:p text:style-name="P19">Originalidade</text:p>
        </text:list-item>
      </text:list>
      <text:list xml:id="list211131653155634" text:continue-list="list211131650177895" text:style-name="Numbering_20_2">
        <text:list-item>
          <text:h text:style-name="P17" text:outline-level="1"><text:bookmark-start text:name="__RefHeading__2182_2051713974"/><text:s/><text:span text:style-name="T1">tcc1 – Pré-projeto</text:span><text:bookmark-end text:name="__RefHeading__2182_2051713974"/></text:h>
        </text:list-item>
      </text:list>
      <text:p text:style-name="P2"/>
      <text:p text:style-name="P2"/>
      <text:p text:style-name="P2"/>
      <text:list xml:id="list4420485539330027556" text:style-name="L2">
        <text:list-item>
          <text:p text:style-name="P20">Primeira organização do que está pensando em trabalhar, de 5 a 8 páginas, fonte Times, tamanho 12, título 14 e espaçamento 1/2.</text:p>
        </text:list-item>
        <text:list-item>
          <text:p text:style-name="P20">Apresentação do tema: especificar qual é a área, e o que <text:span text:style-name="T10">nessa área</text:span> será especificado, exemplo: área de Java EE especificando modularização de software OSGi. </text:p>
        </text:list-item>
        <text:list-item>
          <text:p text:style-name="P20">Trazer autores sobre o tema escolhido, escrevendo suas opiniões.</text:p>
        </text:list-item>
        <text:list-item>
          <text:p text:style-name="P20">Procurar trabalhos que já foram feitos sobre o assunto para leitura do abstract (3 trabalhos<text:span text:style-name="T10"> – </text:span>TCCs, dissertações e testes em bibliotecas, sites referenciados com aspectos científicos, como <text:span text:style-name="T10">G</text:span>oogle acadêmico, portal de periódicos da CAPES, Século, Ebsco). Depois de pesquisar escrever a proposta do seu trabalho. </text:p>
        </text:list-item>
        <text:list-item>
          <text:p text:style-name="P20">Fazer a justificativa, motivos e razões para essa pesquisa. Usar argumentos que torna utilizável seu projeto, qual a relevância social, acadêmica, profissional.</text:p>
        </text:list-item>
        <text:list-item>
          <text:p text:style-name="P20">Objetivos.</text:p>
        </text:list-item>
        <text:list-item>
          <text:p text:style-name="P20">Projeto de pesquisa</text:p>
        </text:list-item>
      </text:list>
      <text:p text:style-name="Text_20_body"/>
      <text:p text:style-name="Text_20_body"/>
      <text:h text:style-name="P8" text:outline-level="2"><text:bookmark-start text:name="__RefHeading__714_121741837"/>3.1 Organização do <text:span text:style-name="T11">pré-projeto</text:span><text:bookmark-end text:name="__RefHeading__714_121741837"/></text:h>
      <text:p text:style-name="P9"/>
      <text:p text:style-name="P9"/>
      <text:list xml:id="list3278369679588280588" text:style-name="L3">
        <text:list-item>
          <text:p text:style-name="P21">Introdução </text:p>
        </text:list-item>
        <text:list-item>
          <text:p text:style-name="P21">Objetivo </text:p>
          <text:list>
            <text:list-item>
              <text:p text:style-name="P21">Objetivo geral</text:p>
            </text:list-item>
            <text:list-item>
              <text:p text:style-name="P21">Objetivo <text:span text:style-name="T12">específico</text:span></text:p>
            </text:list-item>
          </text:list>
        </text:list-item>
        <text:list-item>
          <text:p text:style-name="P21">Justificativa </text:p>
        </text:list-item>
        <text:list-item>
          <text:p text:style-name="P21">Quadro teórico</text:p>
        </text:list-item>
        <text:list-item>
          <text:p text:style-name="P21">Quadro metodológico</text:p>
        </text:list-item>
      </text:list>
      <text:p text:style-name="Text_20_body"/>
      <text:p text:style-name="Text_20_body"/>
      <text:h text:style-name="P8" text:outline-level="2"><text:bookmark-start text:name="__RefHeading__716_121741837"/><text:soft-page-break/>3.2 Quadro teórico<text:bookmark-end text:name="__RefHeading__716_121741837"/></text:h>
      <text:p text:style-name="P9"/>
      <text:p text:style-name="P9"/>
      <text:list xml:id="list9004521991941592396" text:style-name="L4">
        <text:list-item>
          <text:p text:style-name="P22">Apresentar as <text:span text:style-name="T12">teorias</text:span> que serão usadas, por exemplo, java, cloud. Descrever o que é <text:span text:style-name="T12">definições</text:span> e resultados das teorias envolvidas no trabalho. </text:p>
        </text:list-item>
      </text:list>
      <text:list xml:id="list215261827925105815" text:style-name="L5">
        <text:list-item>
          <text:p text:style-name="P23">Autores fundantes<text:span text:style-name="T7"> – </text:span>2/3 autores </text:p>
        </text:list-item>
        <text:list-item>
          <text:p text:style-name="P23">Citações diretas<text:span text:style-name="T7"> – </text:span>exemplificativa, em uma frase define o que é. </text:p>
        </text:list-item>
        <text:list-item>
          <text:p text:style-name="P23">Citações indiretas<text:span text:style-name="T7"> – </text:span>explicativas, com base em um livro <text:span text:style-name="T12">você</text:span> explica o assunto. </text:p>
        </text:list-item>
        <text:list-item>
          <text:p text:style-name="P23">2 páginas</text:p>
        </text:list-item>
      </text:list>
      <text:p text:style-name="Text_20_body"/>
      <text:p text:style-name="Text_20_body"/>
      <text:h text:style-name="P8" text:outline-level="2"><text:bookmark-start text:name="__RefHeading__718_121741837"/>3.3 Quadro metodológico<text:bookmark-end text:name="__RefHeading__718_121741837"/></text:h>
      <text:p text:style-name="P9"/>
      <text:p text:style-name="P9"/>
      <text:list xml:id="list1033014309416197802" text:style-name="L6">
        <text:list-item>
          <text:p text:style-name="P24">Tipo de pesquisa (fazer uma das duas, falar no pré-projeto, definir e justificar): </text:p>
          <text:list>
            <text:list-item>
              <text:p text:style-name="P24">Pesquisa aplicada<text:span text:style-name="T6"> – </text:span>desenvolver um produto real, <text:span text:style-name="T14">palpável</text:span>, que tem uma finalidade prática que pode ser aplicado em determinado contexto. Se será aplicado ou não é outra coisa. </text:p>
            </text:list-item>
            <text:list-item>
              <text:p text:style-name="P24">Pesquisa de intervenção<text:span text:style-name="T6"> – </text:span>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24">Contexto de pesquisa<text:span text:style-name="T6"> – </text:span>Onde esse trabalho pode ser usado em geral (pesquisa aplicado) ou onde pode ser usado específico (pesquisa de intervenção).</text:p>
        </text:list-item>
        <text:list-item>
          <text:p text:style-name="P24"><text:span text:style-name="T6">Instrumentos</text:span> (o que será usado para dar um start no projeto, dizer quais são os instrumentos e por quê?): </text:p>
          <text:list>
            <text:list-item>
              <text:p text:style-name="P24"><text:span text:style-name="T6">Questionários</text:span> </text:p>
            </text:list-item>
            <text:list-item>
              <text:p text:style-name="P24">Entrevistas </text:p>
            </text:list-item>
            <text:list-item>
              <text:p text:style-name="P24">Reuniões</text:p>
            </text:list-item>
          </text:list>
        </text:list-item>
        <text:list-item>
          <text:p text:style-name="P24">Procedimentos: </text:p>
          <text:list>
            <text:list-item>
              <text:p text:style-name="P24"><text:span text:style-name="T6">Passo a passo</text:span>, contar o que imaginamos para fazer o projeto, colocando em itens começados por verbos.</text:p>
            </text:list-item>
          </text:list>
        </text:list-item>
        <text:list-item>
          <text:p text:style-name="P24">Cronograma: </text:p>
          <text:list>
            <text:list-item>
              <text:p text:style-name="P24"><text:soft-page-break/>O que pretende-se fazer e quando. Pré-projeto: <text:span text:style-name="T6">f</text:span>evereiro <text:span text:style-name="T7">a junho</text:span>.</text:p>
            </text:list-item>
          </text:list>
        </text:list-item>
        <text:list-item>
          <text:p text:style-name="P24">Orçamento: </text:p>
          <text:list>
            <text:list-item>
              <text:p text:style-name="P24">Fazer um orçamento, estimativa de gastos com livros, papéis, etc<text:span text:style-name="T7">…</text:span> o que imagina que <text:span text:style-name="T7">gastaremos</text:span>.</text:p>
            </text:list-item>
          </text:list>
        </text:list-item>
        <text:list-item>
          <text:p text:style-name="P24">Referênci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.997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20M46S</meta:editing-duration>
    <meta:editing-cycles>19</meta:editing-cycles>
    <meta:generator>LibreOffice/4.3.5.2$Windows_x86 LibreOffice_project/3a87456aaa6a95c63eea1c1b3201acedf0751bd5</meta:generator>
    <dc:date>2015-02-05T21:11:31.474000000</dc:date>
    <meta:document-statistic meta:table-count="0" meta:image-count="0" meta:object-count="0" meta:page-count="7" meta:paragraph-count="68" meta:word-count="499" meta:character-count="3087" meta:non-whitespace-character-count="2667"/>
  </office:meta>
</office:document-meta>
</file>